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20c08" officeooo:paragraph-rsid="00020c08"/>
    </style:style>
    <style:style style:name="P2" style:family="paragraph" style:parent-style-name="Standard">
      <style:text-properties officeooo:rsid="00020c08" officeooo:paragraph-rsid="0003cb35"/>
    </style:style>
    <style:style style:name="P3" style:family="paragraph" style:parent-style-name="Standard">
      <style:text-properties officeooo:rsid="0003cb35" officeooo:paragraph-rsid="0003cb35"/>
    </style:style>
    <style:style style:name="P4" style:family="paragraph" style:parent-style-name="Standard">
      <style:text-properties officeooo:rsid="0003cb35" officeooo:paragraph-rsid="0005971c"/>
    </style:style>
    <style:style style:name="P5" style:family="paragraph" style:parent-style-name="Standard">
      <style:text-properties officeooo:rsid="0005971c" officeooo:paragraph-rsid="0005af2c"/>
    </style:style>
    <style:style style:name="P6" style:family="paragraph" style:parent-style-name="Standard">
      <style:text-properties officeooo:rsid="0005af2c" officeooo:paragraph-rsid="0005af2c"/>
    </style:style>
    <style:style style:name="P7" style:family="paragraph" style:parent-style-name="Standard">
      <style:text-properties officeooo:rsid="0005af2c" officeooo:paragraph-rsid="00060599"/>
    </style:style>
    <style:style style:name="P8" style:family="paragraph" style:parent-style-name="Standard">
      <style:text-properties officeooo:rsid="00060599" officeooo:paragraph-rsid="00060599"/>
    </style:style>
    <style:style style:name="P9" style:family="paragraph" style:parent-style-name="Standard">
      <style:text-properties officeooo:rsid="00060599" officeooo:paragraph-rsid="0007fa92"/>
    </style:style>
    <style:style style:name="P10" style:family="paragraph" style:parent-style-name="Standard">
      <style:text-properties officeooo:rsid="0007fa92" officeooo:paragraph-rsid="0007fa92"/>
    </style:style>
    <style:style style:name="T1" style:family="text">
      <style:text-properties officeooo:rsid="0003cb35"/>
    </style:style>
    <style:style style:name="T2" style:family="text">
      <style:text-properties officeooo:rsid="0005971c"/>
    </style:style>
    <style:style style:name="T3" style:family="text">
      <style:text-properties officeooo:rsid="0005af2c"/>
    </style:style>
    <style:style style:name="T4" style:family="text">
      <style:text-properties officeooo:rsid="00060599"/>
    </style:style>
    <style:style style:name="T5" style:family="text">
      <style:text-properties officeooo:rsid="0007fa9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[1] <text:a xlink:type="simple" xlink:href="https://de.wikipedia.org/wiki/Kreiselinstrument#/media/File:Gyroscope_hg.jpg" text:style-name="Internet_20_link" text:visited-style-name="Visited_20_Internet_20_Link">https://de.wikipedia.org/wiki/Kreiselinstrument#/media/File:Gyroscope_hg.jpg</text:a></text:p>
      <text:p text:style-name="P2">[2] <text:a xlink:type="simple" xlink:href="http://magazin.lufthansa.com/content/uploads/2016/07/A320-200-Blick-ins-Cockpit-360-Panorama-Startbild-980x653.jpg" text:style-name="Internet_20_link" text:visited-style-name="Visited_20_Internet_20_Link"><text:span text:style-name="T1">http://magazin.lufthansa.com/content/uploads/2016/07/A320-200-Blick-ins-Cockpit-360-Panorama-Startbild-980x653.jpg</text:span></text:a></text:p>
      <text:p text:style-name="P3">[3] <text:a xlink:type="simple" xlink:href="https://www.deutscheluftwaffe.de/wp-content/uploads/2017/10/Ar_96.jpg" text:style-name="Internet_20_link" text:visited-style-name="Visited_20_Internet_20_Link">https://www.deutscheluftwaffe.de/wp-content/uploads/2017/10/Ar_96.jpg</text:a></text:p>
      <text:p text:style-name="P4">[4] <text:a xlink:type="simple" xlink:href="http://www.iasa-intl.com/folders/belfast/Congonhas/A320-throttles.htm" text:style-name="Internet_20_link" text:visited-style-name="Visited_20_Internet_20_Link"><text:span text:style-name="T2">http://www.iasa-intl.com/folders/belfast/Congonhas/A320-throttles.htm</text:span></text:a></text:p>
      <text:p text:style-name="P5">[5] <text:a xlink:type="simple" xlink:href="http://store.ncinformatique.ch/products-page/a320/fcu320/#prettyphoto[group]/2/" text:style-name="Internet_20_link" text:visited-style-name="Visited_20_Internet_20_Link"><text:span text:style-name="T3">http://store.ncinformatique.ch/products-page/a320/fcu320/#prettyphoto[group]/2/</text:span></text:a></text:p>
      <text:p text:style-name="P6">[6] <text:a xlink:type="simple" xlink:href="https://commons.wikimedia.org/wiki/File:CP_MCDU.jpg" text:style-name="Internet_20_link" text:visited-style-name="Visited_20_Internet_20_Link">https://commons.wikimedia.org/wiki/File:CP_MCDU.jpg</text:a></text:p>
      <text:p text:style-name="P7">[7] <text:a xlink:type="simple" xlink:href="http://www.pmflight.co.uk/a320-primary-flight-display/" text:style-name="Internet_20_link" text:visited-style-name="Visited_20_Internet_20_Link"><text:span text:style-name="T4">http://www.pmflight.co.uk/a320-primary-flight-display/</text:span></text:a></text:p>
      <text:p text:style-name="P9">[8] <text:a xlink:type="simple" xlink:href="https://cloudstore.zih.tu-dresden.de/index.php/s/H9cGWMpDXCL8zM1#pdfviewer" text:style-name="Internet_20_link" text:visited-style-name="Visited_20_Internet_20_Link"><text:span text:style-name="T5">https://cloudstore.zih.tu-dresden.de/index.php/s/H9cGWMpDXCL8zM1#pdfviewer</text:span></text:a></text:p>
      <text:p text:style-name="P10">[9] Chialstris2012.pdf page 5</text:p>
      <text:p text:style-name="P10"/>
      <text:p text:style-name="P6"/>
      <text:p text:style-name="P6"/>
      <text:p text:style-name="P6"/>
      <text:p text:style-name="P6"/>
      <text:p text:style-name="P6"/>
      <text:p text:style-name="P8"><text:a xlink:type="simple" xlink:href="https://de.scribd.com/doc/49895868/FMA-Airbus-A320" text:style-name="Internet_20_link" text:visited-style-name="Visited_20_Internet_20_Link">https://de.scribd.com/doc/49895868/FMA-Airbus-A320</text:a></text:p>
      <text:p text:style-name="P8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9T16:41:48.039845399</meta:creation-date>
    <dc:date>2017-12-03T13:12:17.548048055</dc:date>
    <meta:editing-duration>P3DT2H52M55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10" meta:word-count="21" meta:character-count="697" meta:non-whitespace-character-count="686"/>
  </office:meta>
</office:document-meta>
</file>